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1808c" officeooo:paragraph-rsid="0001808c"/>
    </style:style>
    <style:style style:name="P2" style:family="paragraph" style:parent-style-name="Standard" style:list-style-name="L1">
      <style:text-properties officeooo:rsid="0001808c" officeooo:paragraph-rsid="000337a5"/>
    </style:style>
    <style:style style:name="P3" style:family="paragraph" style:parent-style-name="Standard" style:list-style-name="L2">
      <style:text-properties officeooo:paragraph-rsid="000337a5"/>
    </style:style>
    <style:style style:name="T1" style:family="text">
      <style:text-properties officeooo:rsid="0001808c"/>
    </style:style>
    <style:style style:name="T2" style:family="text">
      <style:text-properties officeooo:rsid="00053c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2980100909532572" text:style-name="L1">
        <text:list-item>
          <text:p text:style-name="P1">Structure</text:p>
        </text:list-item>
      </text:list>
      <text:list xml:id="list5286681893742800981" text:style-name="L2">
        <text:list-item>
          <text:p text:style-name="P3"><text:span text:style-name="T1">UML</text:span></text:p>
        </text:list-item>
      </text:list>
      <text:list xml:id="list132904304996026" text:continue-list="list6292980100909532572" text:style-name="L1">
        <text:list-header>
          <text:p text:style-name="P2">Les principaux choix de conception sont liés à la gestion de la TDS. Afin de distinguer les éléments présents dans celle-ci, plutôt que de donner un attribut à une Info pour distinguer sa vraie nature, nous avons choisi d'utiliser le typage. C'est pour cette raison que nous avons créé les classes Infofonc, Infonamespace, et Infoclasse, qui héritent toutes de la classe Info.</text:p>
          <text:p text:style-name="P2">- Infofonc : <text:span text:style-name="T2">Représente une fonction. Le type de cette fonction correspond à son type de retour. Une Infofonc possède une TDS contenant les paramètres de la fonction.</text:span></text:p>
          <text:p text:style-name="P2">- Infonamspace : <text:span text:style-name="T2">Représente un namespace. Une Infonamespace possède une TDS contenant <text:s/>l'ensemble des définitions effectuées au sein de ce dernier.</text:span></text:p>
          <text:p text:style-name="P2">- Infoclasse : <text:span text:style-name="T2">Représente une classe objet. Une Infoclasse possède un contenu, ce qui correspond aux attributs et aux méthodes de la classe. La distinction entre un attribut et une méthode s'effectue grâce au typage. Acces correspond à l'accessibilité de la classe (private, public, protected…). Et enfin, parente est la « super-classe » de <text:s/>la classe en question. </text:span></text:p>
          <text:p text:style-name="P2">- <text:span text:style-name="T2">Une Infovar possède un attribut accès qui représente son accessibilté.</text:span></text:p>
          <text:p text:style-name="P2"/>
          <text:p text:style-name="P2"/>
          <text:p text:style-name="P2">- L'utilisateur doit indiquer toutes les variables globales en premier, c'est à dire avant les fonctions/namesapaces.</text:p>
          <text:p text:style-name="P1"/>
        </text:list-header>
        <text:list-item>
          <text:p text:style-name="P1">Choix de conception</text:p>
          <text:p text:style-name="P1"/>
          <text:p text:style-name="P1"/>
        </text:list-item>
        <text:list-item>
          <text:p text:style-name="P1">Limitations</text:p>
          <text:p text:style-name="P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gondaud Clement'</meta:initial-creator>
    <meta:creation-date>2016-06-13T12:58:08.123301482</meta:creation-date>
    <dc:date>2016-06-13T13:28:56.595630090</dc:date>
    <dc:creator>'Rigondaud Clement'</dc:creator>
    <meta:editing-duration>PT15M27S</meta:editing-duration>
    <meta:editing-cycles>3</meta:editing-cycles>
    <meta:generator>LibreOffice/4.3.3.2$Linux_X86_64 LibreOffice_project/430m0$Build-2</meta:generator>
    <meta:document-statistic meta:table-count="0" meta:image-count="0" meta:object-count="0" meta:page-count="1" meta:paragraph-count="10" meta:word-count="206" meta:character-count="1292" meta:non-whitespace-character-count="1097"/>
  </office:meta>
</office:document-meta>
</file>